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ct 23: FIFO Queu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ick 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mplementation is done in C++</text:p>
              </text:list-item>
              <text:list-item>
                <text:p>So far three different queues implemented</text:p>
              </text:list-item>
              <text:list-item>
                <text:p>But still some bugs to resolve</text:p>
              </text:list-item>
              <text:list-item>
                <text:p>We are using C++ threads or OpenM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we have implemen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imple FIFO queue based on locks (working)</text:p>
              </text:list-item>
              <text:list-item>
                <text:p>A naive circular queue (partly working)</text:p>
              </text:list-item>
              <text:list-item>
                <text:p>A scalable circular queue (work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we still want to 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Of course resolving all bugs</text:p>
              </text:list-item>
              <text:list-item>
                <text:p>Implement the version with two locks</text:p>
              </text:list-item>
              <text:list-item>
                <text:p>Benchmarking and comparing the different que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3:12:25.309282848</meta:creation-date>
    <meta:editing-duration>PT19M10S</meta:editing-duration>
    <meta:editing-cycles>2</meta:editing-cycles>
    <meta:generator>LibreOffice/6.4.7.2$Linux_X86_64 LibreOffice_project/40$Build-2</meta:generator>
    <dc:title>Alizarin</dc:title>
    <dc:date>2021-06-08T14:22:16.827189655</dc:date>
    <meta:document-statistic meta:object-count="53"/>
  </office:meta>
</office:document-meta>
</file>